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フィールドの中には、特に気温の低い
【極寒地帯】が存在します。</text:p>
          </table:table-cell>
          <table:table-cell table:style-name="ce0"/>
          <table:table-cell table:style-name="ce0"/>
          <table:table-cell table:style-name="ce0" office:value-type="string">
            <text:p>In the field, you will occasionally encounter
【Frostbite Zones】.</text:p>
          </table:table-cell>
          <table:table-cell table:number-columns-repeated="1020"/>
        </table:table-row>
        <table:table-row>
          <table:table-cell table:style-name="ce0" office:value-type="string">
            <text:p>極寒地帯では、普段よりも少しトイレが近く
なるので注意しましょう。</text:p>
          </table:table-cell>
          <table:table-cell table:style-name="ce0"/>
          <table:table-cell table:style-name="ce0"/>
          <table:table-cell table:style-name="ce0" office:value-type="string">
            <text:p>Be careful, because the extreme cold of these
Frostbite Zones will make you need the toilet a
little faster than usual.</text:p>
          </table:table-cell>
          <table:table-cell table:number-columns-repeated="1020"/>
        </table:table-row>
        <table:table-row>
          <table:table-cell table:style-name="ce0" office:value-type="string">
            <text:p>極寒地帯にいる間は、画面左上にアイコンが
表示されます。</text:p>
          </table:table-cell>
          <table:table-cell table:style-name="ce0"/>
          <table:table-cell table:style-name="ce0"/>
          <table:table-cell table:style-name="ce0" office:value-type="string">
            <text:p>A corresponding icon will be displayed while you
are inside a Frostbite Zon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6T13:01:13+01:00</meta:creation-date>
    <dc:date>2019-11-16T13:01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